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/>
    </style:style>
    <style:style style:name="P2" style:family="paragraph">
      <style:paragraph-properties fo:line-height="115.00%" fo:text-align="justify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justify" fo:margin-left="-18.00pt" fo:text-indent="18.00pt"/>
    </style:style>
    <style:style style:name="P4" style:family="paragraph">
      <style:paragraph-properties fo:line-height="115.00%" fo:text-align="justify"/>
    </style:style>
    <style:style style:name="P5" style:family="paragraph">
      <style:paragraph-properties fo:line-height="115.00%" fo:text-align="justify"/>
    </style:style>
  </office:automatic-styles>
  <office:body>
    <office:text>
      <text:p text:style-name="P1"><text:span text:style-name="T1">Alunos:</text:span></text:p>
      <text:p text:style-name="P1"><text:span text:style-name="T1">Fábio Alves Martins Pereira - 7987435</text:span></text:p>
      <text:p text:style-name="P1"><text:span text:style-name="T1">João Renato Zanetti de Lima - 8656243</text:span></text:p>
      <text:p text:style-name="P1"><text:span text:style-name="T1"/></text:p>
      <text:p text:style-name="P1"><text:span text:style-name="T1">1 - O que foi modificado no programa</text:span></text:p>
      <text:p text:style-name="P1"><text:span text:style-name="T2"/></text:p>
      <text:p text:style-name="P1"><text:span text:style-name="T3"><text:tab/>Basicamente, reescrevemos boa parte do código do exemplo, inclusive eliminamos várias funções que não utilizamos para fazer um outro jogo. Invés de modificar o jogo onde vence quem apertar o botão mais rápido fizemos um jogo de pedra, papel e tesoura onde os dois jogadores competem para ver quem atinge 3 pontos primeiro. Quem conseguir é o vencedor da partida</text:span></text:p>
      <text:p text:style-name="P1"><text:span text:style-name="T4"/></text:p>
      <text:p text:style-name="P1"><text:span text:style-name="T5">2<text:s/></text:span><text:span text:style-name="T6">–</text:span><text:span text:style-name="T7"><text:s/>Por que a complexidade do nosso jogo<text:s/></text:span><text:span text:style-name="T8">é pelo menos 25% maior</text:span></text:p>
      <text:p text:style-name="P1"><text:span text:style-name="T9"/></text:p>
      <text:p text:style-name="P1"><text:span text:style-name="T10"><text:tab/>Ao reescrever o código, tivemos além do trabalho das modificações, também o trabalho de programar várias funções do 0, tais como:</text:span></text:p>
      <text:p text:style-name="P2"><text:span text:style-name="T10"/></text:p>
      <text:list text:style-name="L3">
        <text:list-item>
          <text:p text:style-name="P3"><text:span text:style-name="T10">Manutenção do score de cada um dos jogadores</text:span></text:p>
        </text:list-item>
        <text:list-item>
          <text:p text:style-name="P3"><text:span text:style-name="T10">Utilização de imagens para identificar a escolha de cada um dos jogadores</text:span></text:p>
        </text:list-item>
        <text:list-item>
          <text:p text:style-name="P3"><text:span text:style-name="T10">Modificação do CSS para criar uma identidade visual do jogo</text:span></text:p>
        </text:list-item>
      </text:list>
      <text:p text:style-name="P4"><text:span text:style-name="T10"/></text:p>
      <text:p text:style-name="P4"><text:span text:style-name="T10"><text:tab/>Por isso acreditamos que acomplexidade do programa é 25% maior do que a do jogo que já estava implementado.</text:span></text:p>
      <text:p text:style-name="P5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